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SpriteVariation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office:value-type="string" table:style-name="ce2">
            <text:p>CollisionX/Radius</text:p>
          </table:table-cell>
          <table:table-cell office:value-type="string" table:style-name="ce2">
            <text:p>CollisionY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TREE_TRUNK_BIG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72" table:formula="msoxl:=24*3" table:style-name="ce1">
            <text:p>7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BLANK_GAT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T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GATE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V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-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2-10T20:08:55Z</dc:date>
    <meta:editing-cycles>11</meta:editing-cycles>
    <meta:editing-duration>PT19885S</meta:editing-duration>
  </office:meta>
</office:document-meta>
</file>